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3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NOM_DIAGRAMME</text:p>
          </table:table-cell>
          <table:table-cell office:value-type="string">
            <text:p>AUTEURS</text:p>
          </table:table-cell>
          <table:table-cell office:value-type="string">
            <text:p>CO_AUTEURS</text:p>
          </table:table-cell>
          <table:table-cell office:value-type="string">
            <text:p>VALIDATION</text:p>
          </table:table-cell>
          <table:table-cell office:value-type="string">
            <text:p>QUALITE</text:p>
          </table:table-cell>
          <table:table-cell office:value-type="string">
            <text:p>REMARQUE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string">
            <text:p>CommanderTicket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a commande des tickets par les spectateurs. Tickets physiques ou virtuels.</text:p>
          </table:table-cell>
        </table:table-row>
        <table:table-row table:style-name="ro1">
          <table:table-cell office:value-type="string">
            <text:p>ControleAccesEpreuve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e contrôle des accès aux épreuves pour les sportifs ou les spectateurs.</text:p>
          </table:table-cell>
        </table:table-row>
        <table:table-row table:style-name="ro2">
          <table:table-cell office:value-type="string">
            <text:p>EnregistrerSportif</text:p>
          </table:table-cell>
          <table:table-cell office:value-type="string">
            <text:p>Teresa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'enregistrement de l'identité des sportifs.</text:p>
          </table:table-cell>
        </table:table-row>
        <table:table-row table:style-name="ro2">
          <table:table-cell office:value-type="string">
            <text:p>EnregistrerEpreuve</text:p>
          </table:table-cell>
          <table:table-cell office:value-type="string">
            <text:p>Tom</text:p>
          </table:table-cell>
          <table:table-cell/>
          <table:table-cell table:number-columns-repeated="2" office:value-type="string">
            <text:p>Oui</text:p>
          </table:table-cell>
          <table:table-cell office:value-type="string">
            <text:p>¿ChoisirEpreuve ?</text:p>
          </table:table-cell>
          <table:table-cell office:value-type="string">
            <text:p>L'ajout d'une épreuve à la compétition</text:p>
          </table:table-cell>
        </table:table-row>
        <table:table-row table:style-name="ro2">
          <table:table-cell office:value-type="string">
            <text:p>InscrireDelegationEpreuve</text:p>
          </table:table-cell>
          <table:table-cell office:value-type="string">
            <text:p>Teresa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'inscription des délégations</text:p>
          </table:table-cell>
        </table:table-row>
        <table:table-row table:style-name="ro2">
          <table:table-cell office:value-type="string">
            <text:p>EnregestrerDelegation</text:p>
          </table:table-cell>
          <table:table-cell office:value-type="string">
            <text:p>Teresa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'inscription aux épreuves pour une délégation.</text:p>
          </table:table-cell>
        </table:table-row>
        <table:table-row table:style-name="ro2">
          <table:table-cell office:value-type="string">
            <text:p>PlanifierEpreuve</text:p>
          </table:table-cell>
          <table:table-cell office:value-type="string">
            <text:p>Tom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a planification des épreuves de la compétition</text:p>
          </table:table-cell>
        </table:table-row>
        <table:table-row table:style-name="ro2">
          <table:table-cell office:value-type="string">
            <text:p>PublierResultats</text:p>
          </table:table-cell>
          <table:table-cell office:value-type="string">
            <text:p>Othmane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a publication des résultats d'une épreuve</text:p>
          </table:table-cell>
        </table:table-row>
        <table:table-row table:style-name="ro2">
          <table:table-cell office:value-type="string">
            <text:p>CommercialiserTicket</text:p>
          </table:table-cell>
          <table:table-cell office:value-type="string">
            <text:p>Said</text:p>
          </table:table-cell>
          <table:table-cell/>
          <table:table-cell table:number-columns-repeated="2" office:value-type="string">
            <text:p>Oui</text:p>
          </table:table-cell>
          <table:table-cell/>
          <table:table-cell office:value-type="string">
            <text:p>La création de billets, physiques ou virtuels, pour la compétition.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26/02/2015</text:date>, <text:time>09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25T09:00:25.836310132</meta:creation-date>
    <dc:date>2015-02-26T09:57:41.91</dc:date>
    <meta:editing-duration>PT1H35M35S</meta:editing-duration>
    <meta:editing-cycles>8</meta:editing-cycles>
    <meta:generator>OpenOffice.org/3.3$Win32 OpenOffice.org_project/330m20$Build-9567</meta:generator>
    <meta:document-statistic meta:table-count="1" meta:cell-count="53" meta:object-count="0"/>
  </office:meta>
</office:document-meta>
</file>